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995cm" table:align="left"/>
    </style:style>
    <style:style style:name="Таблица5.A" style:family="table-column">
      <style:table-column-properties style:column-width="1.819cm"/>
    </style:style>
    <style:style style:name="Таблица5.B" style:family="table-column">
      <style:table-column-properties style:column-width="2.189cm"/>
    </style:style>
    <style:style style:name="Таблица5.C" style:family="table-column">
      <style:table-column-properties style:column-width="12.988cm"/>
    </style:style>
    <style:style style:name="Таблица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7.992cm" table:align="left"/>
    </style:style>
    <style:style style:name="Таблица8.A" style:family="table-column">
      <style:table-column-properties style:column-width="2.76cm"/>
    </style:style>
    <style:style style:name="Таблица8.B" style:family="table-column">
      <style:table-column-properties style:column-width="3.074cm"/>
    </style:style>
    <style:style style:name="Таблица8.C" style:family="table-column">
      <style:table-column-properties style:column-width="0.937cm"/>
    </style:style>
    <style:style style:name="Таблица8.D" style:family="table-column">
      <style:table-column-properties style:column-width="1.221cm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8.71cm" table:align="left"/>
    </style:style>
    <style:style style:name="Таблица2.A" style:family="table-column">
      <style:table-column-properties style:column-width="2.76cm"/>
    </style:style>
    <style:style style:name="Таблица2.B" style:family="table-column">
      <style:table-column-properties style:column-width="2.812cm"/>
    </style:style>
    <style:style style:name="Таблица2.C" style:family="table-column">
      <style:table-column-properties style:column-width="1.917cm"/>
    </style:style>
    <style:style style:name="Таблица2.D" style:family="table-column">
      <style:table-column-properties style:column-width="1.221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0.079cm" table:align="left"/>
    </style:style>
    <style:style style:name="Таблица3.A" style:family="table-column">
      <style:table-column-properties style:column-width="2.055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2.161cm"/>
    </style:style>
    <style:style style:name="Таблица3.D" style:family="table-column">
      <style:table-column-properties style:column-width="2.265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8.592cm" table:align="left"/>
    </style:style>
    <style:style style:name="Таблица4.A" style:family="table-column">
      <style:table-column-properties style:column-width="2.76cm"/>
    </style:style>
    <style:style style:name="Таблица4.B" style:family="table-column">
      <style:table-column-properties style:column-width="2.812cm"/>
    </style:style>
    <style:style style:name="Таблица4.C" style:family="table-column">
      <style:table-column-properties style:column-width="1.799cm"/>
    </style:style>
    <style:style style:name="Таблица4.D" style:family="table-column">
      <style:table-column-properties style:column-width="1.221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7.96cm" table:align="left"/>
    </style:style>
    <style:style style:name="Таблица6.A" style:family="table-column">
      <style:table-column-properties style:column-width="2.055cm"/>
    </style:style>
    <style:style style:name="Таблица6.B" style:family="table-column">
      <style:table-column-properties style:column-width="1.48cm"/>
    </style:style>
    <style:style style:name="Таблица6.C" style:family="table-column">
      <style:table-column-properties style:column-width="2.161cm"/>
    </style:style>
    <style:style style:name="Таблица6.D" style:family="table-column">
      <style:table-column-properties style:column-width="2.265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7.068cm" table:align="left"/>
    </style:style>
    <style:style style:name="Таблица1.A" style:family="table-column">
      <style:table-column-properties style:column-width="2.76cm"/>
    </style:style>
    <style:style style:name="Таблица1.B" style:family="table-column">
      <style:table-column-properties style:column-width="1.027cm"/>
    </style:style>
    <style:style style:name="Таблица1.C" style:family="table-column">
      <style:table-column-properties style:column-width="3.281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0.636cm" table:align="left"/>
    </style:style>
    <style:style style:name="Таблица7.A" style:family="table-column">
      <style:table-column-properties style:column-width="3.699cm"/>
    </style:style>
    <style:style style:name="Таблица7.B" style:family="table-column">
      <style:table-column-properties style:column-width="1.547cm"/>
    </style:style>
    <style:style style:name="Таблица7.C" style:family="table-column">
      <style:table-column-properties style:column-width="1.679cm"/>
    </style:style>
    <style:style style:name="Таблица7.D" style:family="table-column">
      <style:table-column-properties style:column-width="1.556cm"/>
    </style:style>
    <style:style style:name="Таблица7.E" style:family="table-column">
      <style:table-column-properties style:column-width="2.155cm"/>
    </style:style>
    <style:style style:name="Таблица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7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7.E1" style:family="table-cell">
      <style:table-cell-properties style:vertical-align="middle"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padding="0cm" fo:border="none" style:shadow="none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 fo:padding="0cm" fo:border="none" style:shadow="none"/>
      <style:text-properties fo:font-size="10pt" style:font-size-asian="10pt" style:font-size-complex="10pt"/>
    </style:style>
    <style:style style:name="P3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17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 style:master-page-name="">
      <style:paragraph-properties fo:margin-left="10.421cm" fo:margin-right="0.002cm" fo:text-align="end" style:justify-single-word="false" fo:text-indent="0cm" style:auto-text-indent="false" style:page-number="auto" style:border-line-width-bottom="0.002cm 0.035cm 0.002cm" fo:padding="0.074cm" fo:border-left="none" fo:border-right="none" fo:border-top="none" fo:border-bottom="0.039cm double #000000" style:join-border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0" style:family="paragraph" style:parent-style-name="Standard" style:master-page-name="">
      <style:paragraph-properties fo:margin-top="0cm" fo:margin-bottom="0.3cm" style:page-number="auto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style:text-position="0% 100%" fo:language="ru" fo:country="RU"/>
    </style:style>
    <style:style style:name="P23" style:family="paragraph" style:parent-style-name="Text_20_body">
      <style:text-properties style:text-position="0% 100%" style:font-name="Times New Roman" fo:language="en" fo:country="US" style:font-name-asian="Symbol" style:font-name-complex="Symbol"/>
    </style:style>
    <style:style style:name="P24" style:family="paragraph" style:parent-style-name="Text_20_body">
      <style:paragraph-properties fo:margin-left="2.499cm" fo:margin-right="0cm" fo:text-indent="-2.499cm" style:auto-text-indent="false">
        <style:tab-stops/>
      </style:paragraph-properties>
    </style:style>
    <style:style style:name="P25" style:family="paragraph" style:parent-style-name="Text_20_body">
      <style:paragraph-properties fo:margin-left="2.499cm" fo:margin-right="0cm" fo:text-indent="-2.499cm" style:auto-text-indent="false">
        <style:tab-stops/>
      </style:paragraph-properties>
      <style:text-properties style:text-position="0% 100%" fo:language="ru" fo:country="RU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0.7cm"/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0.801cm"/>
          <style:tab-stop style:position="16.298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Heading_20_2">
      <style:text-properties fo:language="ru" fo:country="RU"/>
    </style:style>
    <style:style style:name="P32" style:family="paragraph" style:parent-style-name="Heading_20_1">
      <style:paragraph-properties fo:break-before="page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ru" fo:country="RU"/>
    </style:style>
    <style:style style:name="T5" style:family="text">
      <style:text-properties style:text-position="sub 58%" style:font-name="Symbol" style:font-name-asian="Symbol" style:font-name-complex="Symbol"/>
    </style:style>
    <style:style style:name="T6" style:family="text">
      <style:text-properties style:text-position="sub 58%" style:font-name="Times New Roman" style:font-name-asian="Symbol" style:font-name-complex="Symbol"/>
    </style:style>
    <style:style style:name="T7" style:family="text">
      <style:text-properties style:text-position="sub 58%" style:font-name="Times New Roman" fo:language="en" fo:country="US" style:font-name-asian="Symbol" style:font-name-complex="Symbol"/>
    </style:style>
    <style:style style:name="T8" style:family="text">
      <style:text-properties style:text-position="sub 58%" style:font-name="Times New Roman" fo:language="ru" fo:country="RU" style:font-name-asian="Symbol" style:font-name-complex="Symbol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ru" fo:country="RU"/>
    </style:style>
    <style:style style:name="T11" style:family="text">
      <style:text-properties style:text-position="0% 100%" style:font-name="Symbol" style:font-name-asian="Symbol" style:font-name-complex="Symbol"/>
    </style:style>
    <style:style style:name="T12" style:family="text">
      <style:text-properties style:text-position="0% 100%" style:font-name="Times New Roman" style:font-name-asian="Symbol" style:font-name-complex="Symbol"/>
    </style:style>
    <style:style style:name="T13" style:family="text">
      <style:text-properties style:text-position="0% 100%" style:font-name="Times New Roman" fo:language="ru" fo:country="RU" style:font-name-asian="Symbol" style:font-name-complex="Symbol"/>
    </style:style>
    <style:style style:name="T14" style:family="text">
      <style:text-properties style:text-position="0% 100%" style:font-name="Times New Roman" fo:language="en" fo:country="US" style:font-name-asian="Symbol" style:font-name-complex="Symbol"/>
    </style:style>
    <style:style style:name="T15" style:family="text">
      <style:text-properties style:font-name="Times New Roman" fo:language="en" fo:country="US" style:font-name-asian="Symbol" style:font-name-complex="Symbol"/>
    </style:style>
    <style:style style:name="T16" style:family="text">
      <style:text-properties style:font-name="Times New Roman" style:font-name-asian="Symbol" style:font-name-complex="Symbol"/>
    </style:style>
    <style:style style:name="T17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Mobile Payment System</text:p>
      <text:p text:style-name="P17">Cryptography</text:p>
      <text:p text:style-name="P15"/>
      <text:p text:style-name="P15"/>
      <text:p text:style-name="P15">PayMobile 2.0</text:p>
      <text:p text:style-name="P16">February-March 2010</text:p>
      <text:p text:style-name="P20">История изменений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5">Дата</text:p>
            </table:table-cell>
            <table:table-cell table:style-name="Таблица5.B1" office:value-type="string">
              <text:p text:style-name="P5">Автор</text:p>
            </table:table-cell>
            <table:table-cell table:style-name="Таблица5.C1" office:value-type="string">
              <text:p text:style-name="P5">Описание</text:p>
            </table:table-cell>
          </table:table-row>
        </table:table-header-rows>
        <table:table-row>
          <table:table-cell table:style-name="Таблица5.A2" office:value-type="string">
            <text:p text:style-name="P12">22.02.2010</text:p>
          </table:table-cell>
          <table:table-cell table:style-name="Таблица5.A2" office:value-type="string">
            <text:p text:style-name="P9">Тулепов Е.А.</text:p>
          </table:table-cell>
          <table:table-cell table:style-name="Таблица5.C2" office:value-type="string">
            <text:p text:style-name="P9">Создан</text:p>
          </table:table-cell>
        </table:table-row>
        <table:table-row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C2" office:value-type="string">
            <text:p text:style-name="P9"/>
          </table:table-cell>
        </table:table-row>
        <table:table-row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C2" office:value-type="string">
            <text:p text:style-name="P9"/>
          </table:table-cell>
        </table:table-row>
        <table:table-row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C2" office:value-type="string">
            <text:p text:style-name="P9"/>
          </table:table-cell>
        </table:table-row>
      </table:table>
      <text:p text:style-name="P1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0.7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80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26">Оглавление</text:p>
          </text:index-title>
          <text:p text:style-name="P27">1<text:tab/>Сокращения<text:tab/>4</text:p>
          <text:p text:style-name="P28">1.1<text:tab/>Общие<text:tab/>4</text:p>
          <text:p text:style-name="P28">1.2<text:tab/>Специфические<text:tab/>4</text:p>
          <text:p text:style-name="P27">2<text:tab/>МК под паролем<text:tab/>4</text:p>
          <text:p text:style-name="P28">2.1<text:tab/>Диверсификация клиентского ключа<text:tab/>4</text:p>
          <text:p text:style-name="P28">2.2<text:tab/>Получение МК<text:tab/>5</text:p>
          <text:p text:style-name="P28">2.3<text:tab/>Требования к паролю<text:tab/>5</text:p>
          <text:p text:style-name="P27">3<text:tab/>Диверсификация ключей<text:tab/>5</text:p>
          <text:p text:style-name="P28">3.1<text:tab/>МК из КМК<text:tab/>5</text:p>
          <text:p text:style-name="P28">3.2<text:tab/>ПК из МК<text:tab/>6</text:p>
          <text:p text:style-name="P27">4<text:tab/>Подписывание<text:tab/>6</text:p>
          <text:p text:style-name="P28">4.1<text:tab/>Алгоритмы<text:tab/>6</text:p>
          <text:p text:style-name="P28">4.2<text:tab/>Данные<text:tab/>6</text:p>
          <text:p text:style-name="P27">5<text:tab/>Криптопериоды<text:tab/>7</text:p>
        </text:index-body>
      </text:table-of-content>
      <text:p text:style-name="Text_20_body"/>
      <text:h text:style-name="P32" text:outline-level="1">Сокращения</text:h>
      <text:h text:style-name="Heading_20_2" text:outline-level="2">Общие</text:h>
      <text:section text:style-name="Sect2" text:name="Раздел1" text:protected="true">
        <text:section-source xlink:href="../PayMobile%202.0.odt" text:filter-name="writer8" text:section-name="Сокращения"/>
        <text:p text:style-name="P24">ВДО<text:tab/><text:span text:style-name="T1">Select For Update</text:span> DML.</text:p>
        <text:p text:style-name="P24">ЗИД<text:tab/>Защитный Идентификатор Договора.</text:p>
        <text:p text:style-name="P24">ЗО<text:tab/>Запрос на Обслуживание.</text:p>
        <text:p text:style-name="P24">ИАП<text:tab/>Идентификатор Алгоритма Подписи.</text:p>
        <text:p text:style-name="P24">ИКМК<text:tab/>Индекс КМК.</text:p>
        <text:p text:style-name="P24">ИП<text:tab/>Идентификатор Процессора.</text:p>
        <text:p text:style-name="P24">КЗО<text:tab/>Контроллер Запросов на Обслуживание.</text:p>
        <text:p text:style-name="P24">КМК<text:tab/>Корневой МК.</text:p>
        <text:p text:style-name="P24">МК<text:tab/>Мастер Ключ.</text:p>
        <text:p text:style-name="P24">СЖ<text:tab/>Системный Журнал.</text:p>
        <text:p text:style-name="P24">СМПП<text:tab/>SMPP.</text:p>
        <text:p text:style-name="P24">СМС<text:tab/>SMS.</text:p>
        <text:p text:style-name="P24">СП<text:tab/>Счетчик Подписей.</text:p>
        <text:p text:style-name="P24">СЧ<text:tab/>Случайное Число.</text:p>
        <text:p text:style-name="P24">ХТТПС<text:tab/>HTTPS соединение.</text:p>
        <text:p text:style-name="P24">ШС<text:tab/>Шифрованное TLS/SSL Соединение.</text:p>
      </text:section>
      <text:h text:style-name="Heading_20_2" text:outline-level="2">Специфические</text:h>
      <text:p text:style-name="P24">ДЗ<text:tab/>Дата Заявления.</text:p>
      <text:p text:style-name="P25"><text:span text:style-name="T16">КК<text:tab/>Клиентский Ключ</text:span><text:span text:style-name="T15">.</text:span></text:p>
      <text:p text:style-name="P24">ПК<text:tab/>Подписывающий Ключ.</text:p>
      <text:h text:style-name="Heading_20_1" text:outline-level="1">МК под паролем</text:h>
      <text:h text:style-name="Heading_20_2" text:outline-level="2">Диверсификация клиентского ключа</text:h>
      <text:p text:style-name="Text_20_body">КК = <text:span text:style-name="T1">U</text:span><text:span text:style-name="T3">1 </text:span><text:span text:style-name="T11"> </text:span><text:span text:style-name="T14">U</text:span><text:span text:style-name="T7">2</text:span><text:span text:style-name="T5"> </text:span><text:span text:style-name="T11"> </text:span><text:span text:style-name="T12">… </text:span><text:span text:style-name="T11"></text:span><text:span text:style-name="T12"> </text:span><text:span text:style-name="T14">U</text:span><text:span text:style-name="T7">N</text:span><text:span text:style-name="T13">,</text:span></text:p>
      <text:p text:style-name="P22"><text:span text:style-name="T16">где </text:span><text:span text:style-name="T15">U</text:span><text:span text:style-name="T6">1</text:span><text:span text:style-name="T7"> </text:span><text:span text:style-name="T16">= </text:span><text:span text:style-name="T15">PRF(</text:span><text:span text:style-name="T16">Пароль</text:span><text:span text:style-name="T15">, </text:span><text:span text:style-name="T16">Соль</text:span><text:span text:style-name="T15"> || L), U</text:span><text:span text:style-name="T7">2 </text:span><text:span text:style-name="T16">= </text:span><text:span text:style-name="T15">PRF(</text:span><text:span text:style-name="T16">Пароль</text:span><text:span text:style-name="T15">, U</text:span><text:span text:style-name="T6">1</text:span><text:span text:style-name="T15">), …, U</text:span><text:span text:style-name="T7">N </text:span><text:span text:style-name="T16">= </text:span><text:span text:style-name="T15">PRF(</text:span><text:span text:style-name="T16">Пароль</text:span><text:span text:style-name="T15">, U</text:span><text:span text:style-name="T7">N —</text:span><text:span text:style-name="T6"> 1</text:span><text:span text:style-name="T15">)</text:span></text:p>
      <text:p text:style-name="P2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ext:soft-page-break/>
          <table:table-row>
            <table:table-cell table:style-name="Таблица8.A1" office:value-type="string">
              <text:p text:style-name="P8">PRF</text:p>
            </table:table-cell>
            <table:table-cell table:style-name="Таблица8.A1" office:value-type="string">
              <text:p text:style-name="P8"><text:span text:style-name="T2">Длина </text:span><text:span text:style-name="T13">Соли</text:span><text:span text:style-name="T9">, </text:span><text:span text:style-name="T10">байт</text:span></text:p>
            </table:table-cell>
            <table:table-cell table:style-name="Таблица8.A1" office:value-type="string">
              <text:p text:style-name="P8">N</text:p>
            </table:table-cell>
            <table:table-cell table:style-name="Таблица8.D1" office:value-type="string">
              <text:p text:style-name="P8">L</text:p>
            </table:table-cell>
          </table:table-row>
        </table:table-header-rows>
        <table:table-row>
          <table:table-cell table:style-name="Таблица8.A2" office:value-type="string">
            <text:p text:style-name="P6">HMAC-SHA-1</text:p>
          </table:table-cell>
          <table:table-cell table:style-name="Таблица8.A2" office:value-type="string">
            <text:p text:style-name="P7">20</text:p>
          </table:table-cell>
          <table:table-cell table:style-name="Таблица8.A2" office:value-type="string">
            <text:p text:style-name="P6">1024</text:p>
          </table:table-cell>
          <table:table-cell table:style-name="Таблица8.D2" office:value-type="string">
            <text:p text:style-name="P6">00A0<text:span text:style-name="T4">16</text:span></text:p>
          </table:table-cell>
        </table:table-row>
        <table:table-row>
          <table:table-cell table:style-name="Таблица8.A2" office:value-type="string">
            <text:p text:style-name="P6">HMAC-SHA-256</text:p>
          </table:table-cell>
          <table:table-cell table:style-name="Таблица8.A2" office:value-type="string">
            <text:p text:style-name="P7">32</text:p>
          </table:table-cell>
          <table:table-cell table:style-name="Таблица8.A2" office:value-type="string">
            <text:p text:style-name="P6">1024</text:p>
          </table:table-cell>
          <table:table-cell table:style-name="Таблица8.D2" office:value-type="string">
            <text:p text:style-name="P6">0100<text:span text:style-name="T4">16</text:span></text:p>
          </table:table-cell>
        </table:table-row>
      </table:table>
      <text:h text:style-name="Heading_20_2" text:outline-level="2">Получение МК</text:h>
      <text:p text:style-name="Text_20_body">МК<text:span text:style-name="T3">Ч</text:span> = КК<text:span text:style-name="T3"> </text:span><text:span text:style-name="T11"> </text:span><text:span text:style-name="T13">МК</text:span><text:span text:style-name="T8">Х</text:span><text:span text:style-name="T13">,</text:span></text:p>
      <text:p text:style-name="Text_20_body"><text:span text:style-name="T13">где МК</text:span><text:span text:style-name="T8">Ч</text:span><text:span text:style-name="T13"> — чистый МК;</text:span></text:p>
      <text:p text:style-name="Text_20_body"><text:span text:style-name="T13">МК</text:span><text:span text:style-name="T8">Х</text:span><text:span text:style-name="T13"> — МК, хранящийся в мидлете.</text:span></text:p>
      <text:h text:style-name="Heading_20_2" text:outline-level="2">Требования к паролю</text:h>
      <text:list xml:id="list35410302" text:style-name="L1">
        <text:list-item>
          <text:p text:style-name="P29">Набор символов.</text:p>
        </text:list-item>
        <text:list-item>
          <text:p text:style-name="P29">Длина.</text:p>
        </text:list-item>
        <text:list-item>
          <text:p text:style-name="P29">Не должен быть равен № телефона, заявки.</text:p>
        </text:list-item>
        <text:list-item>
          <text:p text:style-name="P29">Минимальное количество чисел, букв и специальных символов, если они есть в наборе.</text:p>
        </text:list-item>
        <text:list-item>
          <text:p text:style-name="P29">Максимальное количество одинаковых символов.</text:p>
        </text:list-item>
      </text:list>
      <text:p text:style-name="Text_20_body">При выборе критериев должен учитываться компромисс между сложностью и не вынуждением пользователей прибегать к упрощению паролей, записыванию паролей и т.д.</text:p>
      <text:h text:style-name="Heading_20_1" text:outline-level="1">Диверсификация ключей</text:h>
      <text:p text:style-name="P21">K<text:span text:style-name="T3">O</text:span> = PRF (K<text:span text:style-name="T3">I</text:span>, Label || <text:span text:style-name="T9">Context || L)</text:span></text:p>
      <text:h text:style-name="Heading_20_2" text:outline-level="2">МК из КМК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8">PRF</text:p>
            </table:table-cell>
            <table:table-cell table:style-name="Таблица2.A1" office:value-type="string">
              <text:p text:style-name="P8"><text:span text:style-name="T2">Длина </text:span>K<text:span text:style-name="T3">I,O</text:span><text:span text:style-name="T9">, </text:span><text:span text:style-name="T10">байт</text:span></text:p>
            </table:table-cell>
            <table:table-cell table:style-name="Таблица2.A1" office:value-type="string">
              <text:p text:style-name="P8">Label</text:p>
            </table:table-cell>
            <table:table-cell table:style-name="Таблица2.D1" office:value-type="string">
              <text:p text:style-name="P8">L</text:p>
            </table:table-cell>
          </table:table-row>
        </table:table-header-rows>
        <table:table-row>
          <table:table-cell table:style-name="Таблица2.A2" office:value-type="string">
            <text:p text:style-name="P6">HMAC-SHA-1</text:p>
          </table:table-cell>
          <table:table-cell table:style-name="Таблица2.A2" office:value-type="string">
            <text:p text:style-name="P7">20</text:p>
          </table:table-cell>
          <table:table-cell table:style-name="Таблица2.A2" office:value-type="string">
            <text:p text:style-name="P12">MKHMS00</text:p>
          </table:table-cell>
          <table:table-cell table:style-name="Таблица2.D2" office:value-type="string">
            <text:p text:style-name="P6">00A0<text:span text:style-name="T4">16</text:span></text:p>
          </table:table-cell>
        </table:table-row>
        <table:table-row>
          <table:table-cell table:style-name="Таблица2.A2" office:value-type="string">
            <text:p text:style-name="P6">HMAC-SHA-256</text:p>
          </table:table-cell>
          <table:table-cell table:style-name="Таблица2.A2" office:value-type="string">
            <text:p text:style-name="P7">32</text:p>
          </table:table-cell>
          <table:table-cell table:style-name="Таблица2.A2" office:value-type="string">
            <text:p text:style-name="P12">MKHMS01</text:p>
          </table:table-cell>
          <table:table-cell table:style-name="Таблица2.D2" office:value-type="string">
            <text:p text:style-name="P6">0100<text:span text:style-name="T4">16</text:span></text:p>
          </table:table-cell>
        </table:table-row>
      </table:table>
      <text:p text:style-name="Text_20_body">Значения поля <text:span text:style-name="T1">Label </text:span><text:span text:style-name="T2">д</text:span>олжны быть представлены в форме <text:span text:style-name="T1">DataOutput.WriteUTF </text:span>до конкатенации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8">Context</text:p>
            </table:table-cell>
            <table:table-cell table:style-name="Таблица3.A1" office:value-type="string">
              <text:p text:style-name="P5">Формат</text:p>
            </table:table-cell>
            <table:table-cell table:style-name="Таблица3.A1" office:value-type="string">
              <text:p text:style-name="P5">Длина, байт</text:p>
            </table:table-cell>
            <table:table-cell table:style-name="Таблица3.D1" office:value-type="string">
              <text:p text:style-name="P5">Примечания</text:p>
            </table:table-cell>
          </table:table-row>
        </table:table-header-rows>
        <table:table-row>
          <table:table-cell table:style-name="Таблица3.A2" office:value-type="string">
            <text:p text:style-name="P9">№ телефона</text:p>
          </table:table-cell>
          <table:table-cell table:style-name="Таблица3.A2" office:value-type="string">
            <text:p text:style-name="P9">Х...Х</text:p>
          </table:table-cell>
          <table:table-cell table:style-name="Таблица3.A2" office:value-type="string">
            <text:p text:style-name="P7">8</text:p>
          </table:table-cell>
          <table:table-cell table:style-name="Таблица3.D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>ЗИД</text:p>
          </table:table-cell>
          <table:table-cell table:style-name="Таблица3.A2" office:value-type="string">
            <text:p text:style-name="P9">Х...Х</text:p>
          </table:table-cell>
          <table:table-cell table:style-name="Таблица3.A2" office:value-type="string">
            <text:p text:style-name="P7">8</text:p>
          </table:table-cell>
          <table:table-cell table:style-name="Таблица3.D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>ДЗ</text:p>
          </table:table-cell>
          <table:table-cell table:style-name="Таблица3.A2" office:value-type="string">
            <text:p text:style-name="P9">ССМИЧЧ24ДДММГГ</text:p>
          </table:table-cell>
          <table:table-cell table:style-name="Таблица3.A2" office:value-type="string">
            <text:p text:style-name="P10">12</text:p>
          </table:table-cell>
          <table:table-cell table:style-name="Таблица3.D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>ИКМК</text:p>
          </table:table-cell>
          <table:table-cell table:style-name="Таблица3.A2" office:value-type="string">
            <text:p text:style-name="P9">ХХ</text:p>
          </table:table-cell>
          <table:table-cell table:style-name="Таблица3.A2" office:value-type="string">
            <text:p text:style-name="P10">1</text:p>
          </table:table-cell>
          <table:table-cell table:style-name="Таблица3.D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9">ИП</text:p>
          </table:table-cell>
          <table:table-cell table:style-name="Таблица3.A2" office:value-type="string">
            <text:p text:style-name="P9">ХХХХ</text:p>
          </table:table-cell>
          <table:table-cell table:style-name="Таблица3.A2" office:value-type="string">
            <text:p text:style-name="P10">2</text:p>
          </table:table-cell>
          <table:table-cell table:style-name="Таблица3.D2" office:value-type="string">
            <text:p text:style-name="P9"/>
          </table:table-cell>
        </table:table-row>
      </table:table>
      <text:p text:style-name="Text_20_body">Значения поля <text:span text:style-name="T2">Формат, кроме ДЗ,</text:span><text:span text:style-name="T1"> </text:span><text:span text:style-name="T2">д</text:span>олжны быть представлены в форме целого до конкатенации.</text:p>
      <text:h text:style-name="Heading_20_2" text:outline-level="2"><text:soft-page-break/>ПК из МК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8">PRF</text:p>
            </table:table-cell>
            <table:table-cell table:style-name="Таблица4.A1" office:value-type="string">
              <text:p text:style-name="P8"><text:span text:style-name="T2">Длина </text:span>K<text:span text:style-name="T3">I,O</text:span><text:span text:style-name="T9">, </text:span><text:span text:style-name="T10">байт</text:span></text:p>
            </table:table-cell>
            <table:table-cell table:style-name="Таблица4.A1" office:value-type="string">
              <text:p text:style-name="P8">Label</text:p>
            </table:table-cell>
            <table:table-cell table:style-name="Таблица4.D1" office:value-type="string">
              <text:p text:style-name="P8">L</text:p>
            </table:table-cell>
          </table:table-row>
        </table:table-header-rows>
        <table:table-row>
          <table:table-cell table:style-name="Таблица4.A2" office:value-type="string">
            <text:p text:style-name="P6">HMAC-SHA-1</text:p>
          </table:table-cell>
          <table:table-cell table:style-name="Таблица4.A2" office:value-type="string">
            <text:p text:style-name="P7">20</text:p>
          </table:table-cell>
          <table:table-cell table:style-name="Таблица4.A2" office:value-type="string">
            <text:p text:style-name="P12">SKHMS00</text:p>
          </table:table-cell>
          <table:table-cell table:style-name="Таблица4.D2" office:value-type="string">
            <text:p text:style-name="P6">00A0<text:span text:style-name="T4">16</text:span></text:p>
          </table:table-cell>
        </table:table-row>
        <table:table-row>
          <table:table-cell table:style-name="Таблица4.A2" office:value-type="string">
            <text:p text:style-name="P6">HMAC-SHA-256</text:p>
          </table:table-cell>
          <table:table-cell table:style-name="Таблица4.A2" office:value-type="string">
            <text:p text:style-name="P7">32</text:p>
          </table:table-cell>
          <table:table-cell table:style-name="Таблица4.A2" office:value-type="string">
            <text:p text:style-name="P12">SKHMS01</text:p>
          </table:table-cell>
          <table:table-cell table:style-name="Таблица4.D2" office:value-type="string">
            <text:p text:style-name="P6">0100<text:span text:style-name="T4">16</text:span></text:p>
          </table:table-cell>
        </table:table-row>
      </table:table>
      <text:p text:style-name="Text_20_body">Значения поля <text:span text:style-name="T1">Label </text:span><text:span text:style-name="T2">д</text:span>олжны быть представлены в форме <text:span text:style-name="T1">DataOutput.WriteUTF </text:span>до конкатенации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8">Context</text:p>
            </table:table-cell>
            <table:table-cell table:style-name="Таблица6.A1" office:value-type="string">
              <text:p text:style-name="P5">Формат</text:p>
            </table:table-cell>
            <table:table-cell table:style-name="Таблица6.A1" office:value-type="string">
              <text:p text:style-name="P5">Длина, байт</text:p>
            </table:table-cell>
            <table:table-cell table:style-name="Таблица6.D1" office:value-type="string">
              <text:p text:style-name="P5">Примечания</text:p>
            </table:table-cell>
          </table:table-row>
        </table:table-header-rows>
        <table:table-row>
          <table:table-cell table:style-name="Таблица6.A2" office:value-type="string">
            <text:p text:style-name="P12">СЧ</text:p>
          </table:table-cell>
          <table:table-cell table:style-name="Таблица6.A2" office:value-type="string">
            <text:p text:style-name="P9">Х...Х</text:p>
          </table:table-cell>
          <table:table-cell table:style-name="Таблица6.A2" office:value-type="string">
            <text:p text:style-name="P10">20-32</text:p>
          </table:table-cell>
          <table:table-cell table:style-name="Таблица6.D2" office:value-type="string">
            <text:p text:style-name="P9"/>
          </table:table-cell>
        </table:table-row>
        <table:table-row>
          <table:table-cell table:style-name="Таблица6.A2" office:value-type="string">
            <text:p text:style-name="P12">СП</text:p>
          </table:table-cell>
          <table:table-cell table:style-name="Таблица6.A2" office:value-type="string">
            <text:p text:style-name="P9">ХХХХ</text:p>
          </table:table-cell>
          <table:table-cell table:style-name="Таблица6.A2" office:value-type="string">
            <text:p text:style-name="P10">2</text:p>
          </table:table-cell>
          <table:table-cell table:style-name="Таблица6.D2" office:value-type="string">
            <text:p text:style-name="P9"/>
          </table:table-cell>
        </table:table-row>
        <table:table-row>
          <table:table-cell table:style-name="Таблица6.A2" office:value-type="string">
            <text:p text:style-name="P9">№ телефона</text:p>
          </table:table-cell>
          <table:table-cell table:style-name="Таблица6.A2" office:value-type="string">
            <text:p text:style-name="P9">Х...Х</text:p>
          </table:table-cell>
          <table:table-cell table:style-name="Таблица6.A2" office:value-type="string">
            <text:p text:style-name="P7">8</text:p>
          </table:table-cell>
          <table:table-cell table:style-name="Таблица6.D2" office:value-type="string">
            <text:p text:style-name="P9"/>
          </table:table-cell>
        </table:table-row>
        <table:table-row>
          <table:table-cell table:style-name="Таблица6.A2" office:value-type="string">
            <text:p text:style-name="P9">ЗИД</text:p>
          </table:table-cell>
          <table:table-cell table:style-name="Таблица6.A2" office:value-type="string">
            <text:p text:style-name="P9">Х...Х</text:p>
          </table:table-cell>
          <table:table-cell table:style-name="Таблица6.A2" office:value-type="string">
            <text:p text:style-name="P7">8</text:p>
          </table:table-cell>
          <table:table-cell table:style-name="Таблица6.D2" office:value-type="string">
            <text:p text:style-name="P9"/>
          </table:table-cell>
        </table:table-row>
        <table:table-row>
          <table:table-cell table:style-name="Таблица6.A2" office:value-type="string">
            <text:p text:style-name="P9">ИКМК</text:p>
          </table:table-cell>
          <table:table-cell table:style-name="Таблица6.A2" office:value-type="string">
            <text:p text:style-name="P9">ХХ</text:p>
          </table:table-cell>
          <table:table-cell table:style-name="Таблица6.A2" office:value-type="string">
            <text:p text:style-name="P10">1</text:p>
          </table:table-cell>
          <table:table-cell table:style-name="Таблица6.D2" office:value-type="string">
            <text:p text:style-name="P9"/>
          </table:table-cell>
        </table:table-row>
        <table:table-row>
          <table:table-cell table:style-name="Таблица6.A2" office:value-type="string">
            <text:p text:style-name="P9">ИАП</text:p>
          </table:table-cell>
          <table:table-cell table:style-name="Таблица6.A2" office:value-type="string">
            <text:p text:style-name="P9">ХХ</text:p>
          </table:table-cell>
          <table:table-cell table:style-name="Таблица6.A2" office:value-type="string">
            <text:p text:style-name="P10">1</text:p>
          </table:table-cell>
          <table:table-cell table:style-name="Таблица6.D2" office:value-type="string">
            <text:p text:style-name="P9"/>
          </table:table-cell>
        </table:table-row>
        <table:table-row>
          <table:table-cell table:style-name="Таблица6.A2" office:value-type="string">
            <text:p text:style-name="P9">ИП</text:p>
          </table:table-cell>
          <table:table-cell table:style-name="Таблица6.A2" office:value-type="string">
            <text:p text:style-name="P9">ХХХХ</text:p>
          </table:table-cell>
          <table:table-cell table:style-name="Таблица6.A2" office:value-type="string">
            <text:p text:style-name="P10">2</text:p>
          </table:table-cell>
          <table:table-cell table:style-name="Таблица6.D2" office:value-type="string">
            <text:p text:style-name="P9"/>
          </table:table-cell>
        </table:table-row>
      </table:table>
      <text:p text:style-name="Text_20_body">Значения поля <text:span text:style-name="T2">Формат д</text:span>олжны быть представлены в форме целого до конкатенации.</text:p>
      <text:h text:style-name="Heading_20_1" text:outline-level="1">Подписывание</text:h>
      <text:h text:style-name="P31" text:outline-level="2">Алгоритм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5">Алгоритм</text:p>
            </table:table-cell>
            <table:table-cell table:style-name="Таблица1.A1" office:value-type="string">
              <text:p text:style-name="P5">ИАП</text:p>
            </table:table-cell>
            <table:table-cell table:style-name="Таблица1.C1" office:value-type="string">
              <text:p text:style-name="P5">Длина ключа, байт</text:p>
            </table:table-cell>
          </table:table-row>
        </table:table-header-rows>
        <table:table-row>
          <table:table-cell table:style-name="Таблица1.A2" office:value-type="string">
            <text:p text:style-name="P6">HMAC-SHA-1</text:p>
          </table:table-cell>
          <table:table-cell table:style-name="Таблица1.A2" office:value-type="string">
            <text:p text:style-name="P12">00<text:span text:style-name="T3">16</text:span></text:p>
          </table:table-cell>
          <table:table-cell table:style-name="Таблица1.C2" office:value-type="string">
            <text:p text:style-name="P10">20</text:p>
          </table:table-cell>
        </table:table-row>
        <table:table-row>
          <table:table-cell table:style-name="Таблица1.A2" office:value-type="string">
            <text:p text:style-name="P6">HMAC-SHA-256</text:p>
          </table:table-cell>
          <table:table-cell table:style-name="Таблица1.A2" office:value-type="string">
            <text:p text:style-name="P12">01<text:span text:style-name="T3">16</text:span></text:p>
          </table:table-cell>
          <table:table-cell table:style-name="Таблица1.C2" office:value-type="string">
            <text:p text:style-name="P10">32</text:p>
          </table:table-cell>
        </table:table-row>
      </table:table>
      <text:h text:style-name="Heading_20_2" text:outline-level="2">Данные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header-rows>
          <table:table-row>
            <table:table-cell table:style-name="Таблица7.A1" office:value-type="string">
              <text:p text:style-name="P8"><text:span text:style-name="T2">Поля</text:span>\<text:span text:style-name="T2">Операции</text:span></text:p>
            </table:table-cell>
            <table:table-cell table:style-name="Таблица7.B1" office:value-type="string">
              <text:p text:style-name="P5">Перевод</text:p>
            </table:table-cell>
            <table:table-cell table:style-name="Таблица7.B1" office:value-type="string">
              <text:p text:style-name="P5">Выписка</text:p>
            </table:table-cell>
            <table:table-cell table:style-name="Таблица7.B1" office:value-type="string">
              <text:p text:style-name="P5">Остаток</text:p>
            </table:table-cell>
            <table:table-cell table:style-name="Таблица7.E1" office:value-type="string">
              <text:p text:style-name="P5">Обновление</text:p>
              <text:p text:style-name="P5">счетов</text:p>
            </table:table-cell>
          </table:table-row>
        </table:table-header-rows>
        <table:table-row>
          <table:table-cell table:style-name="Таблица7.A2" office:value-type="string">
            <text:p text:style-name="P9">СЧ</text:p>
          </table:table-cell>
          <table:table-cell table:style-name="Таблица7.A2" office:value-type="string">
            <text:p text:style-name="P13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able:table-row>
          <table:table-cell table:style-name="Таблица7.A2" office:value-type="string">
            <text:p text:style-name="P9">СП</text:p>
          </table:table-cell>
          <table:table-cell table:style-name="Таблица7.A2" office:value-type="string">
            <text:p text:style-name="P13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able:table-row>
          <table:table-cell table:style-name="Таблица7.A2" office:value-type="string">
            <text:p text:style-name="P9">Сумма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Код валюты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КНП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Описание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Имя счета отправителя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Имя счета получателя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Тип выписк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/>
          </table:table-cell>
          <table:table-cell table:style-name="Таблица7.E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9">Тип</text:p>
          </table:table-cell>
          <table:table-cell table:style-name="Таблица7.A2" office:value-type="string">
            <text:p text:style-name="P13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ext:soft-page-break/>
        <table:table-row>
          <table:table-cell table:style-name="Таблица7.A2" office:value-type="string">
            <text:p text:style-name="P9">№ телефона</text:p>
          </table:table-cell>
          <table:table-cell table:style-name="Таблица7.A2" office:value-type="string">
            <text:p text:style-name="P13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able:table-row>
          <table:table-cell table:style-name="Таблица7.A2" office:value-type="string">
            <text:p text:style-name="P9">ЗИД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able:table-row>
          <table:table-cell table:style-name="Таблица7.A2" office:value-type="string">
            <text:p text:style-name="P9">ИКМК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able:table-row>
          <table:table-cell table:style-name="Таблица7.A2" office:value-type="string">
            <text:p text:style-name="P9">ИАП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  <table:table-row>
          <table:table-cell table:style-name="Таблица7.A2" office:value-type="string">
            <text:p text:style-name="P9">ИП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A2" office:value-type="string">
            <text:p text:style-name="P11">Х</text:p>
          </table:table-cell>
          <table:table-cell table:style-name="Таблица7.E2" office:value-type="string">
            <text:p text:style-name="P11">Х</text:p>
          </table:table-cell>
        </table:table-row>
      </table:table>
      <text:p text:style-name="Text_20_body">Поля должны конкатенироваться в представленной последовательности.</text:p>
      <text:h text:style-name="Heading_20_1" text:outline-level="1">Криптопериоды</text:h>
      <text:p text:style-name="Text_20_body">Рекомендуемые криптопериоды по <text:span text:style-name="T1">NIST SP 800-57 Part 1 </text:span>для:</text:p>
      <text:list xml:id="list35414785" text:style-name="L2">
        <text:list-item>
          <text:p text:style-name="P30">КМК, МК — около 1 года;</text:p>
        </text:list-item>
        <text:list-item>
          <text:p text:style-name="P30">ПК — <text:span text:style-name="T1">&lt;= </text:span><text:span text:style-name="T2">2 лет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fill-image draw:name="Empty" xlink:href="Pictures/100000000000000800000008DD0ADA29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7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>
        <style:tab-stops/>
      </style:paragraph-properties>
      <style:text-properties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format="1">
        <style:list-level-properties text:min-label-distance="0.381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text:style-name="Numbering_20_Symbols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text:style-name="Numbering_20_Symbols" style:num-format="1" text:display-levels="5">
        <style:list-level-properties text:min-label-distance="0.381cm"/>
      </text:outline-level-style>
      <text:outline-level-style text:level="6" text:style-name="Numbering_20_Symbols" style:num-format="1" text:display-levels="6">
        <style:list-level-properties text:min-label-distance="0.381cm"/>
      </text:outline-level-style>
      <text:outline-level-style text:level="7" text:style-name="Numbering_20_Symbols" style:num-format="1" text:display-levels="7">
        <style:list-level-properties text:min-label-distance="0.381cm"/>
      </text:outline-level-style>
      <text:outline-level-style text:level="8" text:style-name="Numbering_20_Symbols" style:num-format="1" text:display-levels="8">
        <style:list-level-properties text:min-label-distance="0.381cm"/>
      </text:outline-level-style>
      <text:outline-level-style text:level="9" text:style-name="Numbering_20_Symbols" style:num-format="1" text:display-levels="9">
        <style:list-level-properties text:min-label-distance="0.381cm"/>
      </text:outline-level-style>
      <text:outline-level-style text:level="10" text:style-name="Numbering_20_Symbols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text-align="end" style:justify-single-word="false" fo:padding="0cm" fo:border="none" style:shadow="none"/>
      <style:text-properties fo:font-size="10pt" style:font-size-asian="10pt" style:font-size-complex="10pt"/>
    </style:style>
    <style:style style:name="MP7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MP8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MT1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4" style:family="graphic">
      <style:graphic-properties style:run-through="foreground"/>
    </style:style>
    <style:style style:name="M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6" draw:style-name="Mgr1"><draw:rect draw:style-name="Mgr2" draw:text-style-name="MP3" svg:width="2.747cm" svg:height="0.888cm" svg:x="0.323cm" svg:y="-0.12cm"><text:p text:style-name="MP2"><text:span text:style-name="MT1">PaySoft</text:span></text:p></draw:rect><draw:frame draw:style-name="Mgr3" draw:text-style-name="MP4" svg:width="2.774cm" svg:height="0.271cm" svg:x="0.143cm" svg:y="0.668cm"><draw:text-box><text:p text:style-name="MP2"><text:span text:style-name="MT2">Secure and Reliable Systems</text:span></text:p></draw:text-box></draw:frame><draw:g draw:style-name="Mgr4"><draw:rect draw:style-name="Mgr5" draw:text-style-name="MP5" svg:width="0.07cm" svg:height="0.07cm" svg:x="0.002cm" svg:y="0.323cm"><text:p/></draw:rect><draw:rect draw:style-name="Mgr6" draw:text-style-name="MP5" svg:width="0.07cm" svg:height="0.07cm" svg:x="0.208cm" svg:y="0.531cm"><text:p/></draw:rect><draw:rect draw:style-name="Mgr7" draw:text-style-name="MP5" svg:width="0.07cm" svg:height="0.07cm" svg:x="0.208cm" svg:y="0.392cm"><text:p/></draw:rect><draw:rect draw:style-name="Mgr8" draw:text-style-name="MP5" svg:width="0.07cm" svg:height="0.07cm" svg:x="0.208cm" svg:y="0.254cm"><text:p/></draw:rect><draw:rect draw:style-name="Mgr9" draw:text-style-name="MP5" svg:width="0.07cm" svg:height="0.07cm" svg:x="0.208cm" svg:y="0.116cm"><text:p/></draw:rect><draw:rect draw:style-name="Mgr10" draw:text-style-name="MP5" svg:width="0.07cm" svg:height="0.07cm" svg:x="0.14cm" svg:y="0.323cm"><text:p/></draw:rect><draw:rect draw:style-name="Mgr11" draw:text-style-name="MP5" svg:width="0.07cm" svg:height="0.071cm" svg:x="0.14cm" svg:y="0.46cm"><text:p/></draw:rect><draw:rect draw:style-name="Mgr12" draw:text-style-name="MP5" svg:width="0.07cm" svg:height="0.07cm" svg:x="0.071cm" svg:y="0.392cm"><text:p/></draw:rect><draw:rect draw:style-name="Mgr13" draw:text-style-name="MP5" svg:width="0.07cm" svg:height="0.07cm" svg:x="0.14cm" svg:y="0.185cm"><text:p/></draw:rect><draw:rect draw:style-name="Mgr14" draw:text-style-name="MP5" svg:width="0.07cm" svg:height="0.07cm" svg:x="0.071cm" svg:y="0.254cm"><text:p/></draw:rect></draw:g></draw:g>Confidential</text:p>
        <text:p text:style-name="MP6"/>
      </style:header>
      <style:footer>
        <text:p text:style-name="MP7">Никакая часть настоящего документа не может быть воспроизведена или передана в какой бы то ни было форме или какими то ни было средствами, электронными или механическими, для какой бы то ни было цели, без письменного разрешения компании PaySoft.</text:p>
        <text:p text:style-name="MP7"/>
        <text:p text:style-name="MP8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2-22T08:09:34.92</meta:creation-date>
    <meta:editing-cycles>57</meta:editing-cycles>
    <meta:editing-duration>PT29H11M43S</meta:editing-duration>
    <meta:initial-creator>Yerzhan Tulepov</meta:initial-creator>
    <dc:date>2010-04-19T19:44:25.40</dc:date>
    <dc:creator>Yerzhan Tulepov</dc:creator>
    <meta:document-statistic meta:table-count="8" meta:image-count="0" meta:object-count="0" meta:page-count="7" meta:paragraph-count="233" meta:word-count="563" meta:character-count="3035"/>
    <meta:user-defined meta:name="Поле 1"/>
    <meta:user-defined meta:name="Поле 2"/>
    <meta:user-defined meta:name="Поле 3"/>
    <meta:user-defined meta:name="Поле 4"/>
  </office:meta>
</office:document-meta>
</file>